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ButtonTag.setImage( String 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Accesskey(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Immediate( String immedi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Onselect( String onsel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Onblur( String onbl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Properties( UIComponent compon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CommandButtonTag.setOnfocus( String on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mmandButton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ActionListener( String action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Button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